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319CE4C7A801753E817.jpg" manifest:media-type="image/jpeg"/>
  <manifest:file-entry manifest:full-path="Pictures/10000000000004210000031963A78279215E387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Nature_5f_Illustration-title">
      <style:graphic-properties fo:min-height="4.963cm"/>
    </style:style>
    <style:style style:name="pr2" style:family="presentation" style:parent-style-name="Nature_5f_Illustration-subtitle">
      <style:graphic-properties draw:fill-color="#ffffff" fo:min-height="2.693cm"/>
    </style:style>
    <style:style style:name="pr3" style:family="presentation" style:parent-style-name="Nature_5f_Illustration-notes">
      <style:graphic-properties draw:fill-color="#ffffff" draw:auto-grow-height="true" fo:min-height="13.364cm"/>
    </style:style>
    <style:style style:name="pr4" style:family="presentation" style:parent-style-name="Nature_5f_Illustration1-title">
      <style:graphic-properties fo:min-height="3.506cm"/>
    </style:style>
    <style:style style:name="pr5" style:family="presentation" style:parent-style-name="Nature_5f_Illustration1-outline1">
      <style:graphic-properties fo:min-height="13.236cm"/>
    </style:style>
    <style:style style:name="pr6" style:family="presentation" style:parent-style-name="Nature_5f_Illustration1-notes">
      <style:graphic-properties draw:fill-color="#ffffff" draw:auto-grow-height="true" fo:min-height="13.364cm"/>
    </style:style>
    <style:style style:name="pr7" style:family="presentation" style:parent-style-name="Nature_5f_Illustration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margin-top="0cm" fo:margin-bottom="0.4cm"/>
    </style:style>
    <style:style style:name="P5" style:family="paragraph">
      <style:paragraph-properties fo:margin-top="0cm" fo:margin-bottom="0.5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layer="layout" svg:width="24.799cm" svg:height="4.963cm" svg:x="0.8cm" svg:y="4.8cm" presentation:class="title">
          <draw:text-box>
            <text:p>014 Texto CSS</text:p>
          </draw:text-box>
        </draw:frame>
        <draw:frame presentation:style-name="pr2" draw:text-style-name="P1" draw:layer="layout" svg:width="14.399cm" svg:height="2.693cm" svg:x="11.201cm" svg:y="10.707cm" presentation:class="subtitle">
          <draw:text-box>
            <text:p>Bienvenido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1">Todas las propiedades de texto CSS</text:span></text:p>
          </draw:text-box>
        </draw:frame>
        <draw:frame presentation:style-name="pr5" draw:text-style-name="P3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">color </text:span></text:p>
                    <text:list>
                      <text:list-item>
                        <text:list>
                          <text:list-item>
                            <text:p><text:span text:style-name="T2">Establece el color del texto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direction </text:span><text:span text:style-name="T2"><text:tab/></text:span></text:p>
                    <text:list>
                      <text:list-item>
                        <text:list>
                          <text:list-item>
                            <text:p><text:span text:style-name="T2">Especifica la dirección del texto / dirección de escritura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letter-spacing </text:span><text:span text:style-name="T2"><text:tab/></text:span></text:p>
                    <text:list>
                      <text:list-item>
                        <text:list>
                          <text:list-item>
                            <text:p><text:span text:style-name="T2">Aumenta o reduce el espacio entre caracteres en un texto.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line-height </text:span><text:span text:style-name="T2"><text:tab/></text:span></text:p>
                    <text:list>
                      <text:list-item>
                        <text:list>
                          <text:list-item>
                            <text:p><text:span text:style-name="T2">Establece la altura de la línea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text-align </text:span><text:span text:style-name="T2"><text:tab/></text:span></text:p>
                    <text:list>
                      <text:list-item>
                        <text:list>
                          <text:list-item>
                            <text:p><text:span text:style-name="T2">Especifica la alineación horizontal del texto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1">Todas las propiedades de texto CSS</text:span>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list>
                  <text:list-item>
                    <text:p text:style-name="P4"><text:span text:style-name="T2">text-decoration </text:span><text:span text:style-name="T2"><text:tab/></text:span></text:p>
                    <text:list>
                      <text:list-item>
                        <text:list>
                          <text:list-item>
                            <text:p><text:span text:style-name="T2">Specifies the decoration added to text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4"><text:span text:style-name="T2">text-indent </text:span><text:span text:style-name="T2"><text:tab/></text:span></text:p>
                    <text:list>
                      <text:list-item>
                        <text:list>
                          <text:list-item>
                            <text:p><text:span text:style-name="T2">Specifies the indentation of the first line in a text-block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text-shadow </text:span><text:span text:style-name="T2"><text:tab/></text:span></text:p>
                    <text:list>
                      <text:list-item>
                        <text:list>
                          <text:list-item>
                            <text:p><text:span text:style-name="T2">Specifies the shadow effect added to text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text-transform </text:span><text:span text:style-name="T2"><text:tab/></text:span></text:p>
                    <text:list>
                      <text:list-item>
                        <text:list>
                          <text:list-item>
                            <text:p><text:span text:style-name="T2">Controls the capitalization of text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text-overflow </text:span><text:span text:style-name="T2"><text:tab/></text:span></text:p>
                    <text:list>
                      <text:list-item>
                        <text:list>
                          <text:list-item>
                            <text:p><text:span text:style-name="T2">Specifies how overflowed content that is not displayed should be signaled to the user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1">Todas las propiedades de texto CSS</text:span></text:p>
          </draw:text-box>
        </draw:frame>
        <draw:frame presentation:style-name="pr5" draw:text-style-name="P3" draw:layer="layout" svg:width="25.199cm" svg:height="13.486cm" svg:x="1.4cm" svg:y="4.914cm" presentation:class="outline">
          <draw:text-box>
            <text:list text:style-name="L2">
              <text:list-item>
                <text:list>
                  <text:list-item>
                    <text:p><text:span text:style-name="T2">unicode-bidi </text:span><text:span text:style-name="T2"><text:tab/></text:span></text:p>
                    <text:list>
                      <text:list-item>
                        <text:list>
                          <text:list-item>
                            <text:p><text:span text:style-name="T2">Used together with the direction property to set or return whether the text should be overridden to support multiple languages in the same document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vertical-align </text:span><text:span text:style-name="T2"><text:tab/></text:span></text:p>
                    <text:list>
                      <text:list-item>
                        <text:list>
                          <text:list-item>
                            <text:p><text:span text:style-name="T2">Sets the vertical alignment of an element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white-space </text:span><text:span text:style-name="T2"><text:tab/></text:span></text:p>
                    <text:list>
                      <text:list-item>
                        <text:list>
                          <text:list-item>
                            <text:p><text:span text:style-name="T2">Specifies how white-space inside an element is handled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word-spacing </text:span><text:span text:style-name="T2"><text:tab/></text:span></text:p>
                    <text:list>
                      <text:list-item>
                        <text:list>
                          <text:list-item>
                            <text:p><text:span text:style-name="T2">Increases or decreases the space between words in a tex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486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10000031963A78279215E3879.jpg" xlink:type="simple" xlink:show="embed" xlink:actuate="onLoad"/>
    <draw:fill-image draw:name="background" xlink:href="Pictures/100000000000042100000319CE4C7A801753E817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office:forms form:automatic-focus="false" form:apply-design-mode="false"/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5T13:57:30.341131335</meta:creation-date>
    <meta:editing-duration>PT15M57S</meta:editing-duration>
    <meta:editing-cycles>7</meta:editing-cycles>
    <meta:generator>LibreOffice/6.0.7.3$Linux_X86_64 LibreOffice_project/00m0$Build-3</meta:generator>
    <dc:title>Nature Illustration</dc:title>
    <meta:initial-creator>codefuncode </meta:initial-creator>
    <dc:date>2020-11-01T13:14:18.229472714</dc:date>
    <dc:creator>codefuncode </dc:creator>
    <meta:document-statistic meta:object-count="52"/>
  </office:meta>
</office:document-meta>
</file>